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Default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ó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gata</text:p>
          </table:table-cell>
          <table:table-cell table:style-name="ce2" office:value-type="string" calcext:value-type="string">
            <text:p>Włodar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Wil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aczmar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Kani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owal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Jan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EMilia</text:p>
          </table:table-cell>
          <table:table-cell table:style-name="ce2" office:value-type="string" calcext:value-type="string">
            <text:p>Tom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u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Ż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andra</text:p>
          </table:table-cell>
          <table:table-cell table:style-name="ce2" office:value-type="string" calcext:value-type="string">
            <text:p>Kr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Igna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lena</text:p>
          </table:table-cell>
          <table:table-cell table:style-name="ce2" office:value-type="string" calcext:value-type="string">
            <text:p>Erazi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Adam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Ignac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gata</text:p>
          </table:table-cell>
          <table:table-cell table:style-name="ce2" office:value-type="string" calcext:value-type="string">
            <text:p>Włodar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Jan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Wil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Jarosław</text:p>
          </table:table-cell>
          <table:table-cell table:style-name="ce2" office:value-type="string" calcext:value-type="string">
            <text:p>Szym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Ziel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Dąb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Andrze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Damian</text:p>
          </table:table-cell>
          <table:table-cell table:style-name="ce2" office:value-type="string" calcext:value-type="string">
            <text:p>Paw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Kowa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Ż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Lewand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eso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Sandra</text:p>
          </table:table-cell>
          <table:table-cell table:style-name="ce2" office:value-type="string" calcext:value-type="string">
            <text:p>Kr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Wrób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Mazur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Czaj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Now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azu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ra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Żaneta</text:p>
          </table:table-cell>
          <table:table-cell table:style-name="ce2" office:value-type="string" calcext:value-type="string">
            <text:p>Adam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Dud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Sze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ub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Cieś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lena</text:p>
          </table:table-cell>
          <table:table-cell table:style-name="ce2" office:value-type="string" calcext:value-type="string">
            <text:p>Kołodzie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Szy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opeć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Jóźw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Fran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Igna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Macie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asi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Piot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Fran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Kowalczy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Ols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Szy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azu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irosław</text:p>
          </table:table-cell>
          <table:table-cell table:style-name="ce2" office:value-type="string" calcext:value-type="string">
            <text:p>Ma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ciej</text:p>
          </table:table-cell>
          <table:table-cell table:style-name="ce2" office:value-type="string" calcext:value-type="string">
            <text:p>Ciesie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ub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ylwester</text:p>
          </table:table-cell>
          <table:table-cell table:style-name="ce2" office:value-type="string" calcext:value-type="string">
            <text:p>Ziół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ra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Jóźw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Czerw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opeć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Now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Dobrowo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Żaneta</text:p>
          </table:table-cell>
          <table:table-cell table:style-name="ce2" office:value-type="string" calcext:value-type="string">
            <text:p>Adam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aczma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Paw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r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Sob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rzysztofa</text:p>
          </table:table-cell>
          <table:table-cell table:style-name="ce2" office:value-type="string" calcext:value-type="string">
            <text:p>Szczep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To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Jaros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Ko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Pawl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zymon</text:p>
          </table:table-cell>
          <table:table-cell table:style-name="ce2" office:value-type="string" calcext:value-type="string">
            <text:p>Chmie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Mikołajczy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Las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Koz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zymon</text:p>
          </table:table-cell>
          <table:table-cell table:style-name="ce2" office:value-type="string" calcext:value-type="string">
            <text:p>Leszczy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Głowa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rzysztofa</text:p>
          </table:table-cell>
          <table:table-cell table:style-name="ce2" office:value-type="string" calcext:value-type="string">
            <text:p>Szczep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Ko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Wawrzynia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Sob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r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aczma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ójc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Wróbe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ietr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Marci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Błasz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Krup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ziedzi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Ignacz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Ignaczk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Era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Szczep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Wróbe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ziedzi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Brzez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Erat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Era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Ignaczk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Kucha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arosław</text:p>
          </table:table-cell>
          <table:table-cell table:style-name="ce2" office:value-type="string" calcext:value-type="string">
            <text:p>Karp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ójc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ciej</text:p>
          </table:table-cell>
          <table:table-cell table:style-name="ce2" office:value-type="string" calcext:value-type="string">
            <text:p>Micha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Dom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Jastrzęb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Krup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Ignacz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ud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Wal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nita</text:p>
          </table:table-cell>
          <table:table-cell table:style-name="ce2" office:value-type="string" calcext:value-type="string">
            <text:p>Stępień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Micha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Kaźmier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Mró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ylwia</text:p>
          </table:table-cell>
          <table:table-cell table:style-name="ce2" office:value-type="string" calcext:value-type="string">
            <text:p>Ko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Markiewic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Łu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Stas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Piąt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Erazmu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Henrys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Nowi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Wit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2" office:value-type="string" calcext:value-type="string">
            <text:p>Grab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Nowa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Zakr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Wal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Bor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rzoz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Jas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Stas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nita</text:p>
          </table:table-cell>
          <table:table-cell table:style-name="ce2" office:value-type="string" calcext:value-type="string">
            <text:p>Stępień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Kaźmier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Markiewic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Piase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ilena</text:p>
          </table:table-cell>
          <table:table-cell table:style-name="ce2" office:value-type="string" calcext:value-type="string">
            <text:p>Zają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Wieczo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Sikor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Urb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Edyta</text:p>
          </table:table-cell>
          <table:table-cell table:style-name="ce2" office:value-type="string" calcext:value-type="string">
            <text:p>Much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rzysztofa</text:p>
          </table:table-cell>
          <table:table-cell table:style-name="ce2" office:value-type="string" calcext:value-type="string">
            <text:p>Kozioł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usiał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ja</text:p>
          </table:table-cell>
          <table:table-cell table:style-name="ce2" office:value-type="string" calcext:value-type="string">
            <text:p>Kołodziej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Domagał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Po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neta</text:p>
          </table:table-cell>
          <table:table-cell table:style-name="ce2" office:value-type="string" calcext:value-type="string">
            <text:p>Era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usiał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Sikor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Baran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Jabło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Czarne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Wojciech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Ost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o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Gó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Po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lena</text:p>
          </table:table-cell>
          <table:table-cell table:style-name="ce2" office:value-type="string" calcext:value-type="string">
            <text:p>Zają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ja</text:p>
          </table:table-cell>
          <table:table-cell table:style-name="ce2" office:value-type="string" calcext:value-type="string">
            <text:p>Kołodziej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neta</text:p>
          </table:table-cell>
          <table:table-cell table:style-name="ce2" office:value-type="string" calcext:value-type="string">
            <text:p>Era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Urb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Bą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Wieczo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Alfabetycznie.$A$1" table:cell-range-address="#REF!"/>
      </table:named-expressions>
      <table:database-ranges>
        <table:database-range table:name="__Anonymous_Sheet_DB__0" table:target-range-address="Uczniowie.A1:Uczniowie.I166">
          <table:sort table:target-range-address="Klasy.A1">
            <table:sort-by table:field-number="0" table:order="descending" table:data-type="automatic"/>
          </table:sort>
        </table:database-range>
        <table:database-range table:name="__Anonymous_Sheet_DB__1" table:target-range-address="Klasy.A1:Klasy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Klasy.D1:Klasy.I166" table:display-filter-buttons="true"/>
        <table:database-range table:name="__Anonymous_Sheet_DB__3" table:target-range-address="Płeć.A1:Płeć.I166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 table:target-range-address="Klasy.A1">
            <table:sort-by table:field-number="7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 table:target-range-address="Klasy.A1"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58:26.86454455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27:37.599679825</dc:date>
    <meta:generator>LibreOffice/5.4.2.2$Linux_X86_64 LibreOffice_project/40m0$Build-2</meta:generator>
    <meta:editing-duration>PT7M39S</meta:editing-duration>
    <meta:editing-cycles>3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